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682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6cm" fo:min-width="3.49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6cm" fo:min-width="4.1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364cm" svg:height="2.54cm" svg:x="8.206cm" svg:y="3.775cm">
          <text:p text:style-name="P1"><text:span text:style-name="T1">Passwords</text:span></text:p>
          <text:p text:style-name="P1"><text:span text:style-name="T1">Matc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" draw:id="id1" draw:layer="layout" svg:width="5.662cm" svg:height="1.51cm" svg:x="7.584cm" svg:y="1.303cm">
          <text:p text:style-name="P1"><text:span text:style-name="T2">Change Password </text:span></text:p>
          <text:p text:style-name="P1"><text:span text:style-name="T2">Screen 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0.415cm" svg:y1="2.813cm" svg:x2="10.388cm" svg:y2="3.775cm" draw:start-shape="id1" draw:start-glue-point="8" draw:end-shape="id2" draw:end-glue-point="4" svg:d="M10415 2813l-27 962" svg:viewBox="0 0 28 963">
          <text:p/>
        </draw:connector>
        <draw:connector draw:style-name="gr4" draw:text-style-name="P4" draw:layer="layout" svg:x1="12.57cm" svg:y1="5.045cm" svg:x2="12.798cm" svg:y2="2.058cm" draw:start-shape="id2" draw:start-glue-point="7" draw:end-shape="id1" draw:end-glue-point="6" svg:d="M12570 5045h1178v-2987h-950" svg:viewBox="0 0 1179 2988">
          <text:p text:style-name="P1"><text:span text:style-name="T3"><text:tab/></text:span><text:span text:style-name="T3"> <text:s text:c="4"/></text:span><text:span text:style-name="T3">No</text:span></text:p>
        </draw:connector>
        <draw:connector draw:style-name="gr4" draw:text-style-name="P1" draw:layer="layout" draw:type="line" svg:x1="10.388cm" svg:y1="6.315cm" svg:x2="10.374cm" svg:y2="8.004cm" draw:start-shape="id2" draw:start-glue-point="6" draw:end-shape="id3" draw:end-glue-point="5" svg:d="M10388 6315l-14 1689" svg:viewBox="0 0 15 1690">
          <text:p text:style-name="P1"><text:tab/><text:span text:style-name="T3">Yes</text:span></text:p>
        </draw:connector>
        <draw:custom-shape draw:style-name="gr5" draw:text-style-name="P3" xml:id="id3" draw:id="id3" draw:layer="layout" svg:width="6.593cm" svg:height="1.51cm" svg:x="7.077cm" svg:y="8.004cm">
          <text:p text:style-name="P1"><text:span text:style-name="T2">Password change </text:span></text:p>
          <text:p text:style-name="P1"><text:span text:style-name="T2">successful 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0:44:15.640058000</meta:creation-date>
    <dc:date>2014-11-10T10:46:52.432684000</dc:date>
    <meta:editing-duration>PT2M37S</meta:editing-duration>
    <meta:editing-cycles>1</meta:editing-cycles>
    <meta:document-statistic meta:object-count="6"/>
    <meta:generator>LibreOffice/4.3.2.2$MacOSX_x86 LibreOffice_project/edfb5295ba211bd31ad47d0bad0118690f76407d</meta:generator>
  </office:meta>
</office:document-meta>
</file>